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199cm" fo:margin-bottom="0.199cm" fo:line-height="150%"/>
      <style:text-properties style:font-name="Arial" fo:font-size="14pt" style:font-size-asian="14pt"/>
    </style:style>
    <style:style style:name="P2" style:family="paragraph" style:parent-style-name="Standard">
      <style:paragraph-properties fo:margin-top="0.199cm" fo:margin-bottom="0.199cm" fo:line-height="150%" fo:text-align="justify" style:justify-single-word="false"/>
      <style:text-properties style:font-name="Arial" fo:font-size="14pt" style:font-size-asian="14pt"/>
    </style:style>
    <style:style style:name="P3" style:family="paragraph" style:parent-style-name="Subtitle">
      <style:paragraph-properties fo:margin-top="0.199cm" fo:margin-bottom="0.199cm" fo:line-height="150%"/>
    </style:style>
    <style:style style:name="P4" style:family="paragraph" style:parent-style-name="Standard">
      <style:paragraph-properties fo:margin-top="0cm" fo:margin-bottom="0cm" fo:line-height="100%" fo:text-align="end" style:justify-single-word="false"/>
      <style:text-properties style:font-name="Arial" fo:font-size="14pt" fo:font-style="italic" style:font-size-asian="14pt" style:font-style-asian="italic"/>
    </style:style>
    <style:style style:name="P5" style:family="paragraph" style:parent-style-name="Title">
      <style:paragraph-properties fo:margin-top="0cm" fo:margin-bottom="0cm" fo:line-height="150%"/>
      <style:text-properties fo:font-size="14pt" style:font-size-asian="14pt" style:font-size-complex="14pt"/>
    </style:style>
    <style:style style:name="P6" style:family="paragraph" style:parent-style-name="Standard">
      <style:paragraph-properties fo:margin-top="0cm" fo:margin-bottom="0cm" fo:line-height="100%" fo:text-align="end" style:justify-single-word="false"/>
    </style:style>
    <style:style style:name="P7" style:family="paragraph" style:parent-style-name="Title" style:master-page-name="Standard">
      <style:paragraph-properties fo:margin-top="0cm" fo:margin-bottom="0cm" fo:line-height="150%" style:page-number="auto"/>
      <style:text-properties fo:font-size="16pt" style:font-size-asian="16pt" style:font-size-complex="16pt"/>
    </style:style>
    <style:style style:name="T1" style:family="text">
      <style:text-properties style:font-name="Arial"/>
    </style:style>
    <style:style style:name="T2" style:family="text">
      <style:text-properties fo:font-size="14pt"/>
    </style:style>
    <style:style style:name="T3" style:family="text">
      <style:text-properties fo:font-style="italic"/>
    </style:style>
    <style:style style:name="T4" style:family="text">
      <style:text-properties style:font-size-asian="14pt"/>
    </style:style>
    <style:style style:name="T5" style:family="text">
      <style:text-properties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chwarzweiss </text:p>
      <text:p text:style-name="P5">(Un cuento épico)</text:p>
      <text:p text:style-name="P3">Por Juan José Conti</text:p>
      <text:p text:style-name="P2">En las tierras de Schwarzweiss habitaban dos poblaciones que, sin saberlo, eran vecinas desde hacía muchos años.</text:p>
      <text:p text:style-name="P2">El rey de Schwarzes era conocido por su fuerza y astucia, mientras que el rey de Weiß lo era por su amor e inteligencia. Los dos reinos estaban separados por un cordón de montañas. En el valle de Schwarzes había un gran lago y alrededor se asentaban las casas de los habitantes de su reino, mientras que el valle de Weiß era atravesado por un vivo río.</text:p>
      <text:p text:style-name="P2">En ambos reinos había campesinos, jinetes, caballeros y reales. Los reales eran los integrantes de la familia del rey. La reina de Schwarzes era una mujer alta, de cabellos del color de la noche y lacios, mientras que la de Weiß tenía largos risos del color del sol.</text:p>
      <text:p text:style-name="P2">En ambos reinos también había arqueros, quienes pasaban la mayor parte del tiempo en altas torres, en las fronteras de los reinos. Desde allí, vigilantes, tenían órdenes de dar aviso ante cualquier acontecimiento anormal. Hacía mucho tiempo que no se veían personas fuera de los reinos; de todas formas los arqueros hacían su trabajo día tras día turnándose entre dos grupos. El primero subía a las torres cuando salía el sol y bajaba a la hora de la cena. El segundo grupo hacía guardia a la luz de la luna.</text:p>
      <text:p text:style-name="P2"><text:soft-page-break/>Parece difícil de creer que dos civilizaciones tan similares —aunque opuestas— y tan cercanas, hayan transitado tan largos caminos antes de encontrarse. Lo que no sorprende tanto es que cuando se encontraron por primera vez, lo hicieron para la guerra.</text:p>
      <text:p text:style-name="P2">La mañana de la guerra, un campesino de Weiß había salido a pastar sus ovejas. Si bien se dedicaba a las labores del campo, era un hombre de espíritu libre, un poeta, y siempre se distraía mirando la naturaleza. Árboles, bandadas de pájaros o un amanecer: cualquier escena era buena para dejar volar su imaginación. Pero ese día, y no se dio cuenta de que se alejaba más de lo acostumbrado. Cuando el balido de una oveja lo volvió a la realidad, estaba al pie de las montañas que siempre contemplaba desde lejos. Pudo haber sido el frío viento que sigue al amanecer, o el olor de las flores en esa estación. Sea lo que fuere, su libre espíritu le pidió subir a las montañas. Y así lo hizo.</text:p>
      <text:p text:style-name="P2">Cuando llegó a la cima, ya era la hora del mediodía. Se llevó la mano a la cabeza para proteger sus ojos de los fuertes rayos del sol y ver mejor. Cuando bajó la mirada por la ladera se sorprendió en demasía al ver las casas y castillos que se emplazaban tan cerca de su hogar sin que nunca hubiese sabido de ellas.</text:p>
      <text:p text:style-name="P2">Tratando de pasar desapercibido, empezó a bajar aferrándose a rocas y ramas. Pero la montaña era tan empinada que pronto empezó a rodar cuesta a bajo sin saber de dónde agarrarse. Mientras se ponía de pie y se sacudía el polvo de sus blancas ropas, vio que un jinete se <text:soft-page-break/>acercaba al galope. El jinete llevaba vestiduras negras como la piel de su animal y un casco con una pluma gris.</text:p>
      <text:p text:style-name="P2">Desde arriba el caballo lo miró y lo apuntó con su lanza...</text:p>
      <text:p text:style-name="P2"/>
      <text:p text:style-name="P2">“¡Joel! Vení a tomar la leche”, gritó su madre desde la cocina. Y Joel, que nunca iba al primer grito, siguió concentrado en su partida de ajedrez.</text:p>
      <text:p text:style-name="P2">“¡Joel, la leche!”. El jonvencito frunció la nariz y con su brazo barrió todas las piezas del tablero.</text:p>
      <text:p text:style-name="P1"/>
      <text:p text:style-name="P4">Cuando termina la partida, </text:p>
      <text:p text:style-name="P6">los reyes y los peones van a la misma ca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Title" style:family="paragraph" style:parent-style-name="Standard" style:next-style-name="Subtitle" style:class="chapter">
      <style:paragraph-properties fo:text-align="center" style:justify-single-word="false"/>
      <style:text-properties style:font-name="Arial" fo:font-size="16pt" fo:font-weight="bold" style:font-size-asian="16pt" style:font-weight-asian="bold"/>
    </style:style>
    <style:style style:name="Subtitle" style:family="paragraph" style:parent-style-name="Standard" style:next-style-name="Text_20_body" style:class="chapter">
      <style:paragraph-properties fo:text-align="end" style:justify-single-word="false"/>
      <style:text-properties style:font-name="Arial" fo:font-size="14pt" fo:font-style="italic" fo:font-weight="bold" style:font-size-asian="14pt" style:font-style-asian="italic" style:font-weight-asian="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chwarzweiss</dc:title>
    <meta:initial-creator>Conti</meta:initial-creator>
    <meta:creation-date>2008-01-27T03:33:00</meta:creation-date>
    <dc:creator>Juan Conti</dc:creator>
    <dc:date>2010-11-29T17:58:03</dc:date>
    <dc:language>es-AR</dc:language>
    <meta:editing-cycles>11</meta:editing-cycles>
    <meta:editing-duration>PT01H12M23S</meta:editing-duration>
    <meta:document-statistic meta:table-count="0" meta:image-count="0" meta:object-count="0" meta:page-count="3" meta:paragraph-count="16" meta:word-count="607" meta:character-count="3303"/>
    <meta:user-defined meta:name="Info 1"/>
    <meta:user-defined meta:name="Info 2"/>
    <meta:user-defined meta:name="Info 3"/>
    <meta:user-defined meta:name="Info 4"/>
  </office:meta>
</office:document-meta>
</file>